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9" style:family="table-cell" style:parent-style-name="Default">
      <style:text-properties style:font-name="Courier New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3" style:family="table-cell" style:parent-style-name="Default"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7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2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3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32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33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3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3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13"/>
        <table:table-column table:style-name="co27" table:default-cell-style-name="ce13"/>
        <table:table-column table:style-name="co3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5" table:default-cell-style-name="ce12"/>
        <table:table-column table:style-name="co36" table:default-cell-style-name="ce13"/>
        <table:table-column table:style-name="co37" table:default-cell-style-name="ce13"/>
        <table:table-column table:style-name="co14" table:number-columns-repeated="16371" table:default-cell-style-name="ce13"/>
        <table:table-row table:style-name="ro1">
          <table:table-cell table:style-name="ce11" office:value-type="string" calcext:value-type="string">
            <text:p>spell_idx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ontext</text:p>
          </table:table-cell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SCC</text:p>
          </table:table-cell>
          <table:table-cell table:style-name="ce11" office:value-type="string" calcext:value-type="string">
            <text:p>Spell Casting Category</text:p>
          </table:table-cell>
          <table:table-cell table:style-name="ce11" office:value-type="string" calcext:value-type="string">
            <text:p>Magic Realm</text:p>
          </table:table-cell>
          <table:table-cell table:style-name="ce11" office:value-type="string" calcext:value-type="string">
            <text:p>spell_idx</text:p>
          </table:table-cell>
          <table:table-cell table:style-name="ce11" office:value-type="string" calcext:value-type="string">
            <text:p>enum</text:p>
          </table:table-cell>
          <table:table-cell table:style-name="ce11" office:value-type="string" calcext:value-type="string">
            <text:p>Spell Book Page Title</text:p>
          </table:table-cell>
          <table:table-cell table:style-name="ce11" office:value-type="string" calcext:value-type="string">
            <text:p>CP TP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string" calcext:value-type="string">
            <text:p>Target Type</text:p>
          </table:table-cell>
          <table:table-cell table:style-name="ce11" office:value-type="string" calcext:value-type="string">
            <text:p>Spell_Resistance_Modifier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12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4" office:value-type="string" calcext:value-type="string">
            <text:p>Air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4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4" office:value-type="string" calcext:value-type="string">
            <text:p>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4" office:value-type="string" calcext:value-type="string">
            <text:p>Animate Dead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4" office:value-type="string" calcext:value-type="string">
            <text:p>Arch 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4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7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4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4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4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4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4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4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4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12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14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4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2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table:style-name="ce14"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4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12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14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14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2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table:style-name="ce14"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table:style-name="ce14"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table:style-name="ce14"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4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4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4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4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4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4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4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4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4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4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4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table:style-name="ce14"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4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14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4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4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4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4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4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14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4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14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4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4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14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4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4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4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4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4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4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4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4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14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4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4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4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4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4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4" office:value-type="string" calcext:value-type="string">
            <text:p>Earth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27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table:style-name="ce14"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14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table:style-name="ce27"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4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4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4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table:style-name="ce14"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4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14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4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4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4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4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4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4" office:value-type="string" calcext:value-type="string">
            <text:p>Fire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4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4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4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4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14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4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4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4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4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4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4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4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4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4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4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4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4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4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4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4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4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29" office:value-type="string" calcext:value-type="string">
            <text:p>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3"/>
          <table:table-cell office:value-type="string" calcext:value-type="string">
            <text:p>Friendly Uni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4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4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4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4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14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4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4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4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14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4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4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4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4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4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4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4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4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14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4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4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4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4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table:style-name="ce14"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4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4" office:value-type="string" calcext:value-type="string">
            <text:p>Magic Spirit</text:p>
          </table:table-cell>
          <table:table-cell table:style-name="ce3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12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2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14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14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14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14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4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4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table:style-name="ce14"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4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4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4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table:style-name="ce14"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4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4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4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12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4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4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4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4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4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4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table:style-name="ce14"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4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14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4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4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4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table:style-name="ce14"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14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4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4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4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4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4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4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4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4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4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4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4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27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4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3"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4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4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table:style-name="ce14"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4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4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4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4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4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4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4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14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4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4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14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4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4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4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4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4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14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drake178 says this doesn’t actually work in combat</text:p>
          </table:table-cell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4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14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2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4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14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14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4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4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4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4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4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4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14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2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4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4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4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4" table:number-columns-repeated="16380" table:default-cell-style-name="ce13"/>
        <table:table-row table:style-name="ro1">
          <table:table-cell table:style-name="ce11" office:value-type="string" calcext:value-type="string">
            <text:p>SCC</text:p>
          </table:table-cell>
          <table:table-cell table:style-name="ce11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2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scc_Summoning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scc_Unit_Enchantment</text:p>
          </table:table-cell>
          <table:table-cell table:style-name="ce23" office:value-type="string" calcext:value-type="string">
            <text:p>1, 15</text:p>
          </table:table-cell>
          <table:table-cell table:style-name="ce23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2">scc_</text:span>City_Enchantment_Positive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4" office:value-type="string" calcext:value-type="string">
            <text:p><text:span text:style-name="T2">scc_</text:span>City_Enchantment_Negativ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scc_Direct_Damage_Fixed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<text:span text:style-name="T2">scc_</text:span>Special_Spell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<text:span text:style-name="T2">scc_</text:span>Target_Wiz_Spell</text:p>
          </table:table-cell>
          <table:table-cell table:style-name="ce23" office:value-type="string" calcext:value-type="string">
            <text:p>6, 17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scc_Global_Enchantment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<text:span text:style-name="T2">scc_</text:span>Battlefield_Spell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office:value-type="string" calcext:value-type="string">
            <text:p><text:span text:style-name="T2">scc_</text:span>Resistable_Spell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office:value-type="string" calcext:value-type="string">
            <text:p><text:span text:style-name="T2">scc_Unr</text:span>esistable_Spell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3"/>
          <table:table-cell table:style-name="ce23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<text:span text:style-name="T2">scc_</text:span>Mundane_Curse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3" office:value-type="string" calcext:value-type="string">
            <text:p>6, 17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4" office:value-type="string" calcext:value-type="string">
            <text:p><text:span text:style-name="T2">scc_</text:span>Dispels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4" office:value-type="string" calcext:value-type="string">
            <text:p><text:span text:style-name="T2">scc_</text:span>Disenchants</text:p>
          </table:table-cell>
          <table:table-cell table:number-columns-repeated="2" table:style-name="ce23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4" office:value-type="string" calcext:value-type="string">
            <text:p><text:span text:style-name="T2">scc_</text:span>Disjunctions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21" calcext:value-type="float">
            <text:p>21</text:p>
          </table:table-cell>
          <table:table-cell table:style-name="ce14" office:value-type="string" calcext:value-type="string">
            <text:p><text:span text:style-name="T2">scc_Combat_</text:span>Counter_Magic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4" office:value-type="string" calcext:value-type="string">
            <text:p>scc_Direct_Damage_Variable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2" office:value-type="float" office:value="23" calcext:value-type="float">
            <text:p>23</text:p>
          </table:table-cell>
          <table:table-cell table:style-name="ce14" office:value-type="string" calcext:value-type="string">
            <text:p><text:span text:style-name="T2">scc_Combat_</text:span>Banish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3"/>
        <table:table-column table:style-name="co19" table:default-cell-style-name="ce13"/>
        <table:table-column table:style-name="co14" table:number-columns-repeated="16382" table:default-cell-style-name="ce13"/>
        <table:table-row table:style-name="ro1">
          <table:table-cell table:style-name="ce11" office:value-type="string" calcext:value-type="string">
            <text:p>STT</text:p>
          </table:table-cell>
          <table:table-cell table:style-name="ce11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4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21T17:54:42.276000000</dc:date>
    <meta:editing-duration>P21DT23H45M13S</meta:editing-duration>
    <meta:editing-cycles>117</meta:editing-cycles>
    <meta:document-statistic meta:table-count="7" meta:cell-count="3901" meta:object-count="0"/>
  </office:meta>
</office:document-meta>
</file>